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5181in"/>
    </style:style>
    <style:style style:name="co11" style:family="table-column">
      <style:table-column-properties fo:break-before="auto" style:column-width="0.861in"/>
    </style:style>
    <style:style style:name="co12" style:family="table-column">
      <style:table-column-properties fo:break-before="auto" style:column-width="0.678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ortif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100m</text:p>
          </table:table-cell>
          <table:table-cell office:value-type="string" calcext:value-type="string">
            <text:p>Long.jump</text:p>
          </table:table-cell>
          <table:table-cell office:value-type="string" calcext:value-type="string">
            <text:p>Shot.put</text:p>
          </table:table-cell>
          <table:table-cell office:value-type="string" calcext:value-type="string">
            <text:p>High.jump</text:p>
          </table:table-cell>
          <table:table-cell office:value-type="string" calcext:value-type="string">
            <text:p>400m</text:p>
          </table:table-cell>
          <table:table-cell office:value-type="string" calcext:value-type="string">
            <text:p>110m.hurdle</text:p>
          </table:table-cell>
          <table:table-cell office:value-type="string" calcext:value-type="string">
            <text:p>Discus</text:p>
          </table:table-cell>
          <table:table-cell office:value-type="string" calcext:value-type="string">
            <text:p>Pole.vault</text:p>
          </table:table-cell>
          <table:table-cell office:value-type="string" calcext:value-type="string">
            <text:p>Javeline</text:p>
          </table:table-cell>
          <table:table-cell office:value-type="string" calcext:value-type="string">
            <text:p>1500m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Competition</text:p>
          </table:table-cell>
          <table:table-cell/>
        </table:table-row>
        <table:table-row table:style-name="ro1">
          <table:table-cell office:value-type="string" calcext:value-type="string">
            <text:p>SEBRLE</text:p>
          </table:table-cell>
          <table:table-cell office:value-type="float" office:value="11.04" calcext:value-type="float">
            <text:p>11.04</text:p>
          </table:table-cell>
          <table:table-cell office:value-type="float" office:value="7.58" calcext:value-type="float">
            <text:p>7.58</text:p>
          </table:table-cell>
          <table:table-cell office:value-type="float" office:value="14.83" calcext:value-type="float">
            <text:p>14.83</text:p>
          </table:table-cell>
          <table:table-cell office:value-type="float" office:value="2.07" calcext:value-type="float">
            <text:p>2.07</text:p>
          </table:table-cell>
          <table:table-cell office:value-type="float" office:value="49.81" calcext:value-type="float">
            <text:p>49.81</text:p>
          </table:table-cell>
          <table:table-cell office:value-type="float" office:value="14.69" calcext:value-type="float">
            <text:p>14.69</text:p>
          </table:table-cell>
          <table:table-cell office:value-type="float" office:value="43.75" calcext:value-type="float">
            <text:p>43.75</text:p>
          </table:table-cell>
          <table:table-cell office:value-type="float" office:value="5.02" calcext:value-type="float">
            <text:p>5.02</text:p>
          </table:table-cell>
          <table:table-cell office:value-type="float" office:value="63.19" calcext:value-type="float">
            <text:p>63.19</text:p>
          </table:table-cell>
          <table:table-cell office:value-type="float" office:value="291.7" calcext:value-type="float">
            <text:p>291.7</text:p>
          </table:table-cell>
          <table:table-cell office:value-type="float" office:value="1" calcext:value-type="float">
            <text:p>1</text:p>
          </table:table-cell>
          <table:table-cell office:value-type="float" office:value="8217" calcext:value-type="float">
            <text:p>8217</text:p>
          </table:table-cell>
          <table:table-cell office:value-type="string" calcext:value-type="string">
            <text:p>Decastar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10.76" calcext:value-type="float">
            <text:p>10.76</text:p>
          </table:table-cell>
          <table:table-cell office:value-type="float" office:value="7.4" calcext:value-type="float">
            <text:p>7.4</text:p>
          </table:table-cell>
          <table:table-cell office:value-type="float" office:value="14.26" calcext:value-type="float">
            <text:p>14.26</text:p>
          </table:table-cell>
          <table:table-cell office:value-type="float" office:value="1.86" calcext:value-type="float">
            <text:p>1.86</text:p>
          </table:table-cell>
          <table:table-cell office:value-type="float" office:value="49.37" calcext:value-type="float">
            <text:p>49.37</text:p>
          </table:table-cell>
          <table:table-cell office:value-type="float" office:value="14.05" calcext:value-type="float">
            <text:p>14.05</text:p>
          </table:table-cell>
          <table:table-cell office:value-type="float" office:value="50.72" calcext:value-type="float">
            <text:p>50.72</text:p>
          </table:table-cell>
          <table:table-cell office:value-type="float" office:value="4.92" calcext:value-type="float">
            <text:p>4.92</text:p>
          </table:table-cell>
          <table:table-cell office:value-type="float" office:value="60.15" calcext:value-type="float">
            <text:p>60.15</text:p>
          </table:table-cell>
          <table:table-cell office:value-type="float" office:value="301.5" calcext:value-type="float">
            <text:p>301.5</text:p>
          </table:table-cell>
          <table:table-cell office:value-type="float" office:value="2" calcext:value-type="float">
            <text:p>2</text:p>
          </table:table-cell>
          <table:table-cell office:value-type="float" office:value="8122" calcext:value-type="float">
            <text:p>8122</text:p>
          </table:table-cell>
          <table:table-cell office:value-type="string" calcext:value-type="string">
            <text:p>Decastar</text:p>
          </table:table-cell>
        </table:table-row>
        <table:table-row table:style-name="ro1">
          <table:table-cell office:value-type="string" calcext:value-type="string">
            <text:p>KARPOV</text:p>
          </table:table-cell>
          <table:table-cell office:value-type="float" office:value="11.02" calcext:value-type="float">
            <text:p>11.02</text:p>
          </table:table-cell>
          <table:table-cell office:value-type="float" office:value="7.3" calcext:value-type="float">
            <text:p>7.3</text:p>
          </table:table-cell>
          <table:table-cell office:value-type="float" office:value="14.77" calcext:value-type="float">
            <text:p>14.77</text:p>
          </table:table-cell>
          <table:table-cell office:value-type="float" office:value="2.04" calcext:value-type="float">
            <text:p>2.04</text:p>
          </table:table-cell>
          <table:table-cell office:value-type="float" office:value="48.37" calcext:value-type="float">
            <text:p>48.37</text:p>
          </table:table-cell>
          <table:table-cell office:value-type="float" office:value="14.09" calcext:value-type="float">
            <text:p>14.09</text:p>
          </table:table-cell>
          <table:table-cell office:value-type="float" office:value="48.95" calcext:value-type="float">
            <text:p>48.95</text:p>
          </table:table-cell>
          <table:table-cell office:value-type="float" office:value="4.92" calcext:value-type="float">
            <text:p>4.92</text:p>
          </table:table-cell>
          <table:table-cell office:value-type="float" office:value="50.31" calcext:value-type="float">
            <text:p>50.31</text:p>
          </table:table-cell>
          <table:table-cell office:value-type="float" office:value="300.2" calcext:value-type="float">
            <text:p>300.2</text:p>
          </table:table-cell>
          <table:table-cell office:value-type="float" office:value="3" calcext:value-type="float">
            <text:p>3</text:p>
          </table:table-cell>
          <table:table-cell office:value-type="float" office:value="8099" calcext:value-type="float">
            <text:p>8099</text:p>
          </table:table-cell>
          <table:table-cell office:value-type="string" calcext:value-type="string">
            <text:p>Decastar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float" office:value="11.02" calcext:value-type="float">
            <text:p>11.02</text:p>
          </table:table-cell>
          <table:table-cell office:value-type="float" office:value="7.23" calcext:value-type="float">
            <text:p>7.23</text:p>
          </table:table-cell>
          <table:table-cell office:value-type="float" office:value="14.25" calcext:value-type="float">
            <text:p>14.25</text:p>
          </table:table-cell>
          <table:table-cell office:value-type="float" office:value="1.92" calcext:value-type="float">
            <text:p>1.92</text:p>
          </table:table-cell>
          <table:table-cell office:value-type="float" office:value="48.93" calcext:value-type="float">
            <text:p>48.93</text:p>
          </table:table-cell>
          <table:table-cell office:value-type="float" office:value="14.99" calcext:value-type="float">
            <text:p>14.99</text:p>
          </table:table-cell>
          <table:table-cell office:value-type="float" office:value="40.87" calcext:value-type="float">
            <text:p>40.87</text:p>
          </table:table-cell>
          <table:table-cell office:value-type="float" office:value="5.32" calcext:value-type="float">
            <text:p>5.32</text:p>
          </table:table-cell>
          <table:table-cell office:value-type="float" office:value="62.77" calcext:value-type="float">
            <text:p>62.77</text:p>
          </table:table-cell>
          <table:table-cell office:value-type="float" office:value="280.1" calcext:value-type="float">
            <text:p>280.1</text:p>
          </table:table-cell>
          <table:table-cell office:value-type="float" office:value="4" calcext:value-type="float">
            <text:p>4</text:p>
          </table:table-cell>
          <table:table-cell office:value-type="float" office:value="8067" calcext:value-type="float">
            <text:p>8067</text:p>
          </table:table-cell>
          <table:table-cell office:value-type="string" calcext:value-type="string">
            <text:p>Decastar</text:p>
          </table:table-cell>
        </table:table-row>
        <table:table-row table:style-name="ro1">
          <table:table-cell office:value-type="string" calcext:value-type="string">
            <text:p>YURKOV</text:p>
          </table:table-cell>
          <table:table-cell office:value-type="float" office:value="11.34" calcext:value-type="float">
            <text:p>11.34</text:p>
          </table:table-cell>
          <table:table-cell office:value-type="float" office:value="7.09" calcext:value-type="float">
            <text:p>7.09</text:p>
          </table:table-cell>
          <table:table-cell office:value-type="float" office:value="15.19" calcext:value-type="float">
            <text:p>15.19</text:p>
          </table:table-cell>
          <table:table-cell office:value-type="float" office:value="2.1" calcext:value-type="float">
            <text:p>2.1</text:p>
          </table:table-cell>
          <table:table-cell office:value-type="float" office:value="50.42" calcext:value-type="float">
            <text:p>50.42</text:p>
          </table:table-cell>
          <table:table-cell office:value-type="float" office:value="15.31" calcext:value-type="float">
            <text:p>15.31</text:p>
          </table:table-cell>
          <table:table-cell office:value-type="float" office:value="46.26" calcext:value-type="float">
            <text:p>46.26</text:p>
          </table:table-cell>
          <table:table-cell office:value-type="float" office:value="4.72" calcext:value-type="float">
            <text:p>4.72</text:p>
          </table:table-cell>
          <table:table-cell office:value-type="float" office:value="63.44" calcext:value-type="float">
            <text:p>63.44</text:p>
          </table:table-cell>
          <table:table-cell office:value-type="float" office:value="276.4" calcext:value-type="float">
            <text:p>276.4</text:p>
          </table:table-cell>
          <table:table-cell office:value-type="float" office:value="5" calcext:value-type="float">
            <text:p>5</text:p>
          </table:table-cell>
          <table:table-cell office:value-type="float" office:value="8036" calcext:value-type="float">
            <text:p>8036</text:p>
          </table:table-cell>
          <table:table-cell office:value-type="string" calcext:value-type="string">
            <text:p>Decastar</text:p>
          </table:table-cell>
        </table:table-row>
        <table:table-row table:style-name="ro1">
          <table:table-cell office:value-type="string" calcext:value-type="string">
            <text:p>WARNERS</text:p>
          </table:table-cell>
          <table:table-cell office:value-type="float" office:value="11.11" calcext:value-type="float">
            <text:p>11.11</text:p>
          </table:table-cell>
          <table:table-cell office:value-type="float" office:value="7.6" calcext:value-type="float">
            <text:p>7.6</text:p>
          </table:table-cell>
          <table:table-cell office:value-type="float" office:value="14.31" calcext:value-type="float">
            <text:p>14.31</text:p>
          </table:table-cell>
          <table:table-cell office:value-type="float" office:value="1.98" calcext:value-type="float">
            <text:p>1.98</text:p>
          </table:table-cell>
          <table:table-cell office:value-type="float" office:value="48.68" calcext:value-type="float">
            <text:p>48.68</text:p>
          </table:table-cell>
          <table:table-cell office:value-type="float" office:value="14.23" calcext:value-type="float">
            <text:p>14.23</text:p>
          </table:table-cell>
          <table:table-cell office:value-type="float" office:value="41.1" calcext:value-type="float">
            <text:p>41.1</text:p>
          </table:table-cell>
          <table:table-cell office:value-type="float" office:value="4.92" calcext:value-type="float">
            <text:p>4.92</text:p>
          </table:table-cell>
          <table:table-cell office:value-type="float" office:value="51.77" calcext:value-type="float">
            <text:p>51.77</text:p>
          </table:table-cell>
          <table:table-cell office:value-type="float" office:value="278.1" calcext:value-type="float">
            <text:p>278.1</text:p>
          </table:table-cell>
          <table:table-cell office:value-type="float" office:value="6" calcext:value-type="float">
            <text:p>6</text:p>
          </table:table-cell>
          <table:table-cell office:value-type="float" office:value="8030" calcext:value-type="float">
            <text:p>8030</text:p>
          </table:table-cell>
          <table:table-cell office:value-type="string" calcext:value-type="string">
            <text:p>Decastar</text:p>
          </table:table-cell>
        </table:table-row>
        <table:table-row table:style-name="ro1">
          <table:table-cell office:value-type="string" calcext:value-type="string">
            <text:p>ZSIVOCZKY</text:p>
          </table:table-cell>
          <table:table-cell office:value-type="float" office:value="11.13" calcext:value-type="float">
            <text:p>11.13</text:p>
          </table:table-cell>
          <table:table-cell office:value-type="float" office:value="7.3" calcext:value-type="float">
            <text:p>7.3</text:p>
          </table:table-cell>
          <table:table-cell office:value-type="float" office:value="13.48" calcext:value-type="float">
            <text:p>13.48</text:p>
          </table:table-cell>
          <table:table-cell office:value-type="float" office:value="2.01" calcext:value-type="float">
            <text:p>2.01</text:p>
          </table:table-cell>
          <table:table-cell office:value-type="float" office:value="48.62" calcext:value-type="float">
            <text:p>48.62</text:p>
          </table:table-cell>
          <table:table-cell office:value-type="float" office:value="14.17" calcext:value-type="float">
            <text:p>14.17</text:p>
          </table:table-cell>
          <table:table-cell office:value-type="float" office:value="45.67" calcext:value-type="float">
            <text:p>45.67</text:p>
          </table:table-cell>
          <table:table-cell office:value-type="float" office:value="4.42" calcext:value-type="float">
            <text:p>4.42</text:p>
          </table:table-cell>
          <table:table-cell office:value-type="float" office:value="55.37" calcext:value-type="float">
            <text:p>55.37</text:p>
          </table:table-cell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office:value-type="float" office:value="8004" calcext:value-type="float">
            <text:p>8004</text:p>
          </table:table-cell>
          <table:table-cell office:value-type="string" calcext:value-type="string">
            <text:p>Decastar</text:p>
          </table:table-cell>
        </table:table-row>
        <table:table-row table:style-name="ro1">
          <table:table-cell office:value-type="string" calcext:value-type="string">
            <text:p>McMULLEN</text:p>
          </table:table-cell>
          <table:table-cell office:value-type="float" office:value="10.83" calcext:value-type="float">
            <text:p>10.83</text:p>
          </table:table-cell>
          <table:table-cell office:value-type="float" office:value="7.31" calcext:value-type="float">
            <text:p>7.31</text:p>
          </table:table-cell>
          <table:table-cell office:value-type="float" office:value="13.76" calcext:value-type="float">
            <text:p>13.76</text:p>
          </table:table-cell>
          <table:table-cell office:value-type="float" office:value="2.13" calcext:value-type="float">
            <text:p>2.13</text:p>
          </table:table-cell>
          <table:table-cell office:value-type="float" office:value="49.91" calcext:value-type="float">
            <text:p>49.91</text:p>
          </table:table-cell>
          <table:table-cell office:value-type="float" office:value="14.38" calcext:value-type="float">
            <text:p>14.38</text:p>
          </table:table-cell>
          <table:table-cell office:value-type="float" office:value="44.41" calcext:value-type="float">
            <text:p>44.41</text:p>
          </table:table-cell>
          <table:table-cell office:value-type="float" office:value="4.42" calcext:value-type="float">
            <text:p>4.42</text:p>
          </table:table-cell>
          <table:table-cell office:value-type="float" office:value="56.37" calcext:value-type="float">
            <text:p>56.37</text:p>
          </table:table-cell>
          <table:table-cell office:value-type="float" office:value="285.1" calcext:value-type="float">
            <text:p>285.1</text:p>
          </table:table-cell>
          <table:table-cell office:value-type="float" office:value="8" calcext:value-type="float">
            <text:p>8</text:p>
          </table:table-cell>
          <table:table-cell office:value-type="float" office:value="7995" calcext:value-type="float">
            <text:p>7995</text:p>
          </table:table-cell>
          <table:table-cell office:value-type="string" calcext:value-type="string">
            <text:p>Decastar</text:p>
          </table:table-cell>
        </table:table-row>
        <table:table-row table:style-name="ro1">
          <table:table-cell office:value-type="string" calcext:value-type="string">
            <text:p>MARTINEAU</text:p>
          </table:table-cell>
          <table:table-cell office:value-type="float" office:value="11.64" calcext:value-type="float">
            <text:p>11.64</text:p>
          </table:table-cell>
          <table:table-cell office:value-type="float" office:value="6.81" calcext:value-type="float">
            <text:p>6.81</text:p>
          </table:table-cell>
          <table:table-cell office:value-type="float" office:value="14.57" calcext:value-type="float">
            <text:p>14.57</text:p>
          </table:table-cell>
          <table:table-cell office:value-type="float" office:value="1.95" calcext:value-type="float">
            <text:p>1.95</text:p>
          </table:table-cell>
          <table:table-cell office:value-type="float" office:value="50.14" calcext:value-type="float">
            <text:p>50.14</text:p>
          </table:table-cell>
          <table:table-cell office:value-type="float" office:value="14.93" calcext:value-type="float">
            <text:p>14.93</text:p>
          </table:table-cell>
          <table:table-cell office:value-type="float" office:value="47.6" calcext:value-type="float">
            <text:p>47.6</text:p>
          </table:table-cell>
          <table:table-cell office:value-type="float" office:value="4.92" calcext:value-type="float">
            <text:p>4.92</text:p>
          </table:table-cell>
          <table:table-cell office:value-type="float" office:value="52.33" calcext:value-type="float">
            <text:p>52.33</text:p>
          </table:table-cell>
          <table:table-cell office:value-type="float" office:value="262.1" calcext:value-type="float">
            <text:p>262.1</text:p>
          </table:table-cell>
          <table:table-cell office:value-type="float" office:value="9" calcext:value-type="float">
            <text:p>9</text:p>
          </table:table-cell>
          <table:table-cell office:value-type="float" office:value="7802" calcext:value-type="float">
            <text:p>7802</text:p>
          </table:table-cell>
          <table:table-cell office:value-type="string" calcext:value-type="string">
            <text:p>Decastar</text:p>
          </table:table-cell>
        </table:table-row>
        <table:table-row table:style-name="ro1">
          <table:table-cell office:value-type="string" calcext:value-type="string">
            <text:p>HERNU</text:p>
          </table:table-cell>
          <table:table-cell office:value-type="float" office:value="11.37" calcext:value-type="float">
            <text:p>11.37</text:p>
          </table:table-cell>
          <table:table-cell office:value-type="float" office:value="7.56" calcext:value-type="float">
            <text:p>7.56</text:p>
          </table:table-cell>
          <table:table-cell office:value-type="float" office:value="14.41" calcext:value-type="float">
            <text:p>14.41</text:p>
          </table:table-cell>
          <table:table-cell office:value-type="float" office:value="1.86" calcext:value-type="float">
            <text:p>1.86</text:p>
          </table:table-cell>
          <table:table-cell office:value-type="float" office:value="51.1" calcext:value-type="float">
            <text:p>51.1</text:p>
          </table:table-cell>
          <table:table-cell office:value-type="float" office:value="15.06" calcext:value-type="float">
            <text:p>15.06</text:p>
          </table:table-cell>
          <table:table-cell office:value-type="float" office:value="44.99" calcext:value-type="float">
            <text:p>44.99</text:p>
          </table:table-cell>
          <table:table-cell office:value-type="float" office:value="4.82" calcext:value-type="float">
            <text:p>4.82</text:p>
          </table:table-cell>
          <table:table-cell office:value-type="float" office:value="57.19" calcext:value-type="float">
            <text:p>57.19</text:p>
          </table:table-cell>
          <table:table-cell office:value-type="float" office:value="285.1" calcext:value-type="float">
            <text:p>285.1</text:p>
          </table:table-cell>
          <table:table-cell office:value-type="float" office:value="10" calcext:value-type="float">
            <text:p>10</text:p>
          </table:table-cell>
          <table:table-cell office:value-type="float" office:value="7733" calcext:value-type="float">
            <text:p>7733</text:p>
          </table:table-cell>
          <table:table-cell office:value-type="string" calcext:value-type="string">
            <text:p>Decastar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float" office:value="11.33" calcext:value-type="float">
            <text:p>11.33</text:p>
          </table:table-cell>
          <table:table-cell office:value-type="float" office:value="6.97" calcext:value-type="float">
            <text:p>6.97</text:p>
          </table:table-cell>
          <table:table-cell office:value-type="float" office:value="14.09" calcext:value-type="float">
            <text:p>14.09</text:p>
          </table:table-cell>
          <table:table-cell office:value-type="float" office:value="1.95" calcext:value-type="float">
            <text:p>1.95</text:p>
          </table:table-cell>
          <table:table-cell office:value-type="float" office:value="49.48" calcext:value-type="float">
            <text:p>49.48</text:p>
          </table:table-cell>
          <table:table-cell office:value-type="float" office:value="14.48" calcext:value-type="float">
            <text:p>14.48</text:p>
          </table:table-cell>
          <table:table-cell office:value-type="float" office:value="42.1" calcext:value-type="float">
            <text:p>42.1</text:p>
          </table:table-cell>
          <table:table-cell office:value-type="float" office:value="4.72" calcext:value-type="float">
            <text:p>4.72</text:p>
          </table:table-cell>
          <table:table-cell office:value-type="float" office:value="55.4" calcext:value-type="float">
            <text:p>55.4</text:p>
          </table:table-cell>
          <table:table-cell office:value-type="float" office:value="282" calcext:value-type="float">
            <text:p>282</text:p>
          </table:table-cell>
          <table:table-cell office:value-type="float" office:value="11" calcext:value-type="float">
            <text:p>11</text:p>
          </table:table-cell>
          <table:table-cell office:value-type="float" office:value="7708" calcext:value-type="float">
            <text:p>7708</text:p>
          </table:table-cell>
          <table:table-cell office:value-type="string" calcext:value-type="string">
            <text:p>Decastar</text:p>
          </table:table-cell>
        </table:table-row>
        <table:table-row table:style-name="ro1">
          <table:table-cell office:value-type="string" calcext:value-type="string">
            <text:p>NOOL</text:p>
          </table:table-cell>
          <table:table-cell office:value-type="float" office:value="11.33" calcext:value-type="float">
            <text:p>11.33</text:p>
          </table:table-cell>
          <table:table-cell office:value-type="float" office:value="7.27" calcext:value-type="float">
            <text:p>7.27</text:p>
          </table:table-cell>
          <table:table-cell office:value-type="float" office:value="12.68" calcext:value-type="float">
            <text:p>12.68</text:p>
          </table:table-cell>
          <table:table-cell office:value-type="float" office:value="1.98" calcext:value-type="float">
            <text:p>1.98</text:p>
          </table:table-cell>
          <table:table-cell office:value-type="float" office:value="49.2" calcext:value-type="float">
            <text:p>49.2</text:p>
          </table:table-cell>
          <table:table-cell office:value-type="float" office:value="15.29" calcext:value-type="float">
            <text:p>15.29</text:p>
          </table:table-cell>
          <table:table-cell office:value-type="float" office:value="37.92" calcext:value-type="float">
            <text:p>37.92</text:p>
          </table:table-cell>
          <table:table-cell office:value-type="float" office:value="4.62" calcext:value-type="float">
            <text:p>4.62</text:p>
          </table:table-cell>
          <table:table-cell office:value-type="float" office:value="57.44" calcext:value-type="float">
            <text:p>57.44</text:p>
          </table:table-cell>
          <table:table-cell office:value-type="float" office:value="266.6" calcext:value-type="float">
            <text:p>266.6</text:p>
          </table:table-cell>
          <table:table-cell office:value-type="float" office:value="12" calcext:value-type="float">
            <text:p>12</text:p>
          </table:table-cell>
          <table:table-cell office:value-type="float" office:value="7651" calcext:value-type="float">
            <text:p>7651</text:p>
          </table:table-cell>
          <table:table-cell office:value-type="string" calcext:value-type="string">
            <text:p>Decastar</text:p>
          </table:table-cell>
        </table:table-row>
        <table:table-row table:style-name="ro1">
          <table:table-cell office:value-type="string" calcext:value-type="string">
            <text:p>BOURGUIGNON</text:p>
          </table:table-cell>
          <table:table-cell office:value-type="float" office:value="11.36" calcext:value-type="float">
            <text:p>11.36</text:p>
          </table:table-cell>
          <table:table-cell office:value-type="float" office:value="6.8" calcext:value-type="float">
            <text:p>6.8</text:p>
          </table:table-cell>
          <table:table-cell office:value-type="float" office:value="13.46" calcext:value-type="float">
            <text:p>13.46</text:p>
          </table:table-cell>
          <table:table-cell office:value-type="float" office:value="1.86" calcext:value-type="float">
            <text:p>1.86</text:p>
          </table:table-cell>
          <table:table-cell office:value-type="float" office:value="51.16" calcext:value-type="float">
            <text:p>51.16</text:p>
          </table:table-cell>
          <table:table-cell office:value-type="float" office:value="15.67" calcext:value-type="float">
            <text:p>15.67</text:p>
          </table:table-cell>
          <table:table-cell office:value-type="float" office:value="40.49" calcext:value-type="float">
            <text:p>40.49</text:p>
          </table:table-cell>
          <table:table-cell office:value-type="float" office:value="5.02" calcext:value-type="float">
            <text:p>5.02</text:p>
          </table:table-cell>
          <table:table-cell office:value-type="float" office:value="54.68" calcext:value-type="float">
            <text:p>54.68</text:p>
          </table:table-cell>
          <table:table-cell office:value-type="float" office:value="291.7" calcext:value-type="float">
            <text:p>291.7</text:p>
          </table:table-cell>
          <table:table-cell office:value-type="float" office:value="13" calcext:value-type="float">
            <text:p>13</text:p>
          </table:table-cell>
          <table:table-cell office:value-type="float" office:value="7313" calcext:value-type="float">
            <text:p>7313</text:p>
          </table:table-cell>
          <table:table-cell office:value-type="string" calcext:value-type="string">
            <text:p>Decastar</text:p>
          </table:table-cell>
        </table:table-row>
        <table:table-row table:style-name="ro1">
          <table:table-cell office:value-type="string" calcext:value-type="string">
            <text:p>Sebrle</text:p>
          </table:table-cell>
          <table:table-cell office:value-type="float" office:value="10.85" calcext:value-type="float">
            <text:p>10.85</text:p>
          </table:table-cell>
          <table:table-cell office:value-type="float" office:value="7.84" calcext:value-type="float">
            <text:p>7.84</text:p>
          </table:table-cell>
          <table:table-cell office:value-type="float" office:value="16.36" calcext:value-type="float">
            <text:p>16.36</text:p>
          </table:table-cell>
          <table:table-cell office:value-type="float" office:value="2.12" calcext:value-type="float">
            <text:p>2.12</text:p>
          </table:table-cell>
          <table:table-cell office:value-type="float" office:value="48.36" calcext:value-type="float">
            <text:p>48.36</text:p>
          </table:table-cell>
          <table:table-cell office:value-type="float" office:value="14.05" calcext:value-type="float">
            <text:p>14.05</text:p>
          </table:table-cell>
          <table:table-cell office:value-type="float" office:value="48.72" calcext:value-type="float">
            <text:p>48.72</text:p>
          </table:table-cell>
          <table:table-cell office:value-type="float" office:value="5" calcext:value-type="float">
            <text:p>5</text:p>
          </table:table-cell>
          <table:table-cell office:value-type="float" office:value="70.52" calcext:value-type="float">
            <text:p>70.52</text:p>
          </table:table-cell>
          <table:table-cell office:value-type="float" office:value="280.01" calcext:value-type="float">
            <text:p>280.01</text:p>
          </table:table-cell>
          <table:table-cell office:value-type="float" office:value="1" calcext:value-type="float">
            <text:p>1</text:p>
          </table:table-cell>
          <table:table-cell office:value-type="float" office:value="8893" calcext:value-type="float">
            <text:p>8893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10.44" calcext:value-type="float">
            <text:p>10.44</text:p>
          </table:table-cell>
          <table:table-cell office:value-type="float" office:value="7.96" calcext:value-type="float">
            <text:p>7.96</text:p>
          </table:table-cell>
          <table:table-cell office:value-type="float" office:value="15.23" calcext:value-type="float">
            <text:p>15.23</text:p>
          </table:table-cell>
          <table:table-cell office:value-type="float" office:value="2.06" calcext:value-type="float">
            <text:p>2.06</text:p>
          </table:table-cell>
          <table:table-cell office:value-type="float" office:value="49.19" calcext:value-type="float">
            <text:p>49.19</text:p>
          </table:table-cell>
          <table:table-cell office:value-type="float" office:value="14.13" calcext:value-type="float">
            <text:p>14.13</text:p>
          </table:table-cell>
          <table:table-cell office:value-type="float" office:value="50.11" calcext:value-type="float">
            <text:p>50.11</text:p>
          </table:table-cell>
          <table:table-cell office:value-type="float" office:value="4.9" calcext:value-type="float">
            <text:p>4.9</text:p>
          </table:table-cell>
          <table:table-cell office:value-type="float" office:value="69.71" calcext:value-type="float">
            <text:p>69.71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8820" calcext:value-type="float">
            <text:p>8820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Karpov</text:p>
          </table:table-cell>
          <table:table-cell office:value-type="float" office:value="10.5" calcext:value-type="float">
            <text:p>10.5</text:p>
          </table:table-cell>
          <table:table-cell office:value-type="float" office:value="7.81" calcext:value-type="float">
            <text:p>7.81</text:p>
          </table:table-cell>
          <table:table-cell office:value-type="float" office:value="15.93" calcext:value-type="float">
            <text:p>15.93</text:p>
          </table:table-cell>
          <table:table-cell office:value-type="float" office:value="2.09" calcext:value-type="float">
            <text:p>2.09</text:p>
          </table:table-cell>
          <table:table-cell office:value-type="float" office:value="46.81" calcext:value-type="float">
            <text:p>46.81</text:p>
          </table:table-cell>
          <table:table-cell office:value-type="float" office:value="13.97" calcext:value-type="float">
            <text:p>13.97</text:p>
          </table:table-cell>
          <table:table-cell office:value-type="float" office:value="51.65" calcext:value-type="float">
            <text:p>51.65</text:p>
          </table:table-cell>
          <table:table-cell office:value-type="float" office:value="4.6" calcext:value-type="float">
            <text:p>4.6</text:p>
          </table:table-cell>
          <table:table-cell office:value-type="float" office:value="55.54" calcext:value-type="float">
            <text:p>55.54</text:p>
          </table:table-cell>
          <table:table-cell office:value-type="float" office:value="278.11" calcext:value-type="float">
            <text:p>278.11</text:p>
          </table:table-cell>
          <table:table-cell office:value-type="float" office:value="3" calcext:value-type="float">
            <text:p>3</text:p>
          </table:table-cell>
          <table:table-cell office:value-type="float" office:value="8725" calcext:value-type="float">
            <text:p>8725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Macey</text:p>
          </table:table-cell>
          <table:table-cell office:value-type="float" office:value="10.89" calcext:value-type="float">
            <text:p>10.89</text:p>
          </table:table-cell>
          <table:table-cell office:value-type="float" office:value="7.47" calcext:value-type="float">
            <text:p>7.47</text:p>
          </table:table-cell>
          <table:table-cell office:value-type="float" office:value="15.73" calcext:value-type="float">
            <text:p>15.73</text:p>
          </table:table-cell>
          <table:table-cell office:value-type="float" office:value="2.15" calcext:value-type="float">
            <text:p>2.15</text:p>
          </table:table-cell>
          <table:table-cell office:value-type="float" office:value="48.97" calcext:value-type="float">
            <text:p>48.97</text:p>
          </table:table-cell>
          <table:table-cell office:value-type="float" office:value="14.56" calcext:value-type="float">
            <text:p>14.56</text:p>
          </table:table-cell>
          <table:table-cell office:value-type="float" office:value="48.34" calcext:value-type="float">
            <text:p>48.34</text:p>
          </table:table-cell>
          <table:table-cell office:value-type="float" office:value="4.4" calcext:value-type="float">
            <text:p>4.4</text:p>
          </table:table-cell>
          <table:table-cell office:value-type="float" office:value="58.46" calcext:value-type="float">
            <text:p>58.46</text:p>
          </table:table-cell>
          <table:table-cell office:value-type="float" office:value="265.42" calcext:value-type="float">
            <text:p>265.42</text:p>
          </table:table-cell>
          <table:table-cell office:value-type="float" office:value="4" calcext:value-type="float">
            <text:p>4</text:p>
          </table:table-cell>
          <table:table-cell office:value-type="float" office:value="8414" calcext:value-type="float">
            <text:p>8414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Warners</text:p>
          </table:table-cell>
          <table:table-cell office:value-type="float" office:value="10.62" calcext:value-type="float">
            <text:p>10.62</text:p>
          </table:table-cell>
          <table:table-cell office:value-type="float" office:value="7.74" calcext:value-type="float">
            <text:p>7.74</text:p>
          </table:table-cell>
          <table:table-cell office:value-type="float" office:value="14.48" calcext:value-type="float">
            <text:p>14.48</text:p>
          </table:table-cell>
          <table:table-cell office:value-type="float" office:value="1.97" calcext:value-type="float">
            <text:p>1.97</text:p>
          </table:table-cell>
          <table:table-cell office:value-type="float" office:value="47.97" calcext:value-type="float">
            <text:p>47.97</text:p>
          </table:table-cell>
          <table:table-cell office:value-type="float" office:value="14.01" calcext:value-type="float">
            <text:p>14.01</text:p>
          </table:table-cell>
          <table:table-cell office:value-type="float" office:value="43.73" calcext:value-type="float">
            <text:p>43.73</text:p>
          </table:table-cell>
          <table:table-cell office:value-type="float" office:value="4.9" calcext:value-type="float">
            <text:p>4.9</text:p>
          </table:table-cell>
          <table:table-cell office:value-type="float" office:value="55.39" calcext:value-type="float">
            <text:p>55.39</text:p>
          </table:table-cell>
          <table:table-cell office:value-type="float" office:value="278.05" calcext:value-type="float">
            <text:p>278.05</text:p>
          </table:table-cell>
          <table:table-cell office:value-type="float" office:value="5" calcext:value-type="float">
            <text:p>5</text:p>
          </table:table-cell>
          <table:table-cell office:value-type="float" office:value="8343" calcext:value-type="float">
            <text:p>8343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Zsivoczky</text:p>
          </table:table-cell>
          <table:table-cell office:value-type="float" office:value="10.91" calcext:value-type="float">
            <text:p>10.91</text:p>
          </table:table-cell>
          <table:table-cell office:value-type="float" office:value="7.14" calcext:value-type="float">
            <text:p>7.14</text:p>
          </table:table-cell>
          <table:table-cell office:value-type="float" office:value="15.31" calcext:value-type="float">
            <text:p>15.31</text:p>
          </table:table-cell>
          <table:table-cell office:value-type="float" office:value="2.12" calcext:value-type="float">
            <text:p>2.12</text:p>
          </table:table-cell>
          <table:table-cell office:value-type="float" office:value="49.4" calcext:value-type="float">
            <text:p>49.4</text:p>
          </table:table-cell>
          <table:table-cell office:value-type="float" office:value="14.95" calcext:value-type="float">
            <text:p>14.95</text:p>
          </table:table-cell>
          <table:table-cell office:value-type="float" office:value="45.62" calcext:value-type="float">
            <text:p>45.62</text:p>
          </table:table-cell>
          <table:table-cell office:value-type="float" office:value="4.7" calcext:value-type="float">
            <text:p>4.7</text:p>
          </table:table-cell>
          <table:table-cell office:value-type="float" office:value="63.45" calcext:value-type="float">
            <text:p>63.45</text:p>
          </table:table-cell>
          <table:table-cell office:value-type="float" office:value="269.54" calcext:value-type="float">
            <text:p>269.54</text:p>
          </table:table-cell>
          <table:table-cell office:value-type="float" office:value="6" calcext:value-type="float">
            <text:p>6</text:p>
          </table:table-cell>
          <table:table-cell office:value-type="float" office:value="8287" calcext:value-type="float">
            <text:p>8287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Hernu</text:p>
          </table:table-cell>
          <table:table-cell office:value-type="float" office:value="10.97" calcext:value-type="float">
            <text:p>10.97</text:p>
          </table:table-cell>
          <table:table-cell office:value-type="float" office:value="7.19" calcext:value-type="float">
            <text:p>7.19</text:p>
          </table:table-cell>
          <table:table-cell office:value-type="float" office:value="14.65" calcext:value-type="float">
            <text:p>14.65</text:p>
          </table:table-cell>
          <table:table-cell office:value-type="float" office:value="2.03" calcext:value-type="float">
            <text:p>2.03</text:p>
          </table:table-cell>
          <table:table-cell office:value-type="float" office:value="48.73" calcext:value-type="float">
            <text:p>48.73</text:p>
          </table:table-cell>
          <table:table-cell office:value-type="float" office:value="14.25" calcext:value-type="float">
            <text:p>14.25</text:p>
          </table:table-cell>
          <table:table-cell office:value-type="float" office:value="44.72" calcext:value-type="float">
            <text:p>44.72</text:p>
          </table:table-cell>
          <table:table-cell office:value-type="float" office:value="4.8" calcext:value-type="float">
            <text:p>4.8</text:p>
          </table:table-cell>
          <table:table-cell office:value-type="float" office:value="57.76" calcext:value-type="float">
            <text:p>57.76</text:p>
          </table:table-cell>
          <table:table-cell office:value-type="float" office:value="264.35" calcext:value-type="float">
            <text:p>264.35</text:p>
          </table:table-cell>
          <table:table-cell office:value-type="float" office:value="7" calcext:value-type="float">
            <text:p>7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Nool</text:p>
          </table:table-cell>
          <table:table-cell office:value-type="float" office:value="10.8" calcext:value-type="float">
            <text:p>10.8</text:p>
          </table:table-cell>
          <table:table-cell office:value-type="float" office:value="7.53" calcext:value-type="float">
            <text:p>7.53</text:p>
          </table:table-cell>
          <table:table-cell office:value-type="float" office:value="14.26" calcext:value-type="float">
            <text:p>14.26</text:p>
          </table:table-cell>
          <table:table-cell office:value-type="float" office:value="1.88" calcext:value-type="float">
            <text:p>1.88</text:p>
          </table:table-cell>
          <table:table-cell office:value-type="float" office:value="48.81" calcext:value-type="float">
            <text:p>48.81</text:p>
          </table:table-cell>
          <table:table-cell office:value-type="float" office:value="14.8" calcext:value-type="float">
            <text:p>14.8</text:p>
          </table:table-cell>
          <table:table-cell office:value-type="float" office:value="42.05" calcext:value-type="float">
            <text:p>42.05</text:p>
          </table:table-cell>
          <table:table-cell office:value-type="float" office:value="5.4" calcext:value-type="float">
            <text:p>5.4</text:p>
          </table:table-cell>
          <table:table-cell office:value-type="float" office:value="61.33" calcext:value-type="float">
            <text:p>61.33</text:p>
          </table:table-cell>
          <table:table-cell office:value-type="float" office:value="276.33" calcext:value-type="float">
            <text:p>276.33</text:p>
          </table:table-cell>
          <table:table-cell office:value-type="float" office:value="8" calcext:value-type="float">
            <text:p>8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float" office:value="10.69" calcext:value-type="float">
            <text:p>10.69</text:p>
          </table:table-cell>
          <table:table-cell office:value-type="float" office:value="7.48" calcext:value-type="float">
            <text:p>7.48</text:p>
          </table:table-cell>
          <table:table-cell office:value-type="float" office:value="14.8" calcext:value-type="float">
            <text:p>14.8</text:p>
          </table:table-cell>
          <table:table-cell office:value-type="float" office:value="2.12" calcext:value-type="float">
            <text:p>2.12</text:p>
          </table:table-cell>
          <table:table-cell office:value-type="float" office:value="49.13" calcext:value-type="float">
            <text:p>49.13</text:p>
          </table:table-cell>
          <table:table-cell office:value-type="float" office:value="14.17" calcext:value-type="float">
            <text:p>14.17</text:p>
          </table:table-cell>
          <table:table-cell office:value-type="float" office:value="44.75" calcext:value-type="float">
            <text:p>44.75</text:p>
          </table:table-cell>
          <table:table-cell office:value-type="float" office:value="4.4" calcext:value-type="float">
            <text:p>4.4</text:p>
          </table:table-cell>
          <table:table-cell office:value-type="float" office:value="55.27" calcext:value-type="float">
            <text:p>55.27</text:p>
          </table:table-cell>
          <table:table-cell office:value-type="float" office:value="276.31" calcext:value-type="float">
            <text:p>276.31</text:p>
          </table:table-cell>
          <table:table-cell office:value-type="float" office:value="9" calcext:value-type="float">
            <text:p>9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Schwarzl</text:p>
          </table:table-cell>
          <table:table-cell office:value-type="float" office:value="10.98" calcext:value-type="float">
            <text:p>10.98</text:p>
          </table:table-cell>
          <table:table-cell office:value-type="float" office:value="7.49" calcext:value-type="float">
            <text:p>7.49</text:p>
          </table:table-cell>
          <table:table-cell office:value-type="float" office:value="14.01" calcext:value-type="float">
            <text:p>14.01</text:p>
          </table:table-cell>
          <table:table-cell office:value-type="float" office:value="1.94" calcext:value-type="float">
            <text:p>1.94</text:p>
          </table:table-cell>
          <table:table-cell office:value-type="float" office:value="49.76" calcext:value-type="float">
            <text:p>49.76</text:p>
          </table:table-cell>
          <table:table-cell office:value-type="float" office:value="14.25" calcext:value-type="float">
            <text:p>14.25</text:p>
          </table:table-cell>
          <table:table-cell office:value-type="float" office:value="42.43" calcext:value-type="float">
            <text:p>42.43</text:p>
          </table:table-cell>
          <table:table-cell office:value-type="float" office:value="5.1" calcext:value-type="float">
            <text:p>5.1</text:p>
          </table:table-cell>
          <table:table-cell office:value-type="float" office:value="56.32" calcext:value-type="float">
            <text:p>56.32</text:p>
          </table:table-cell>
          <table:table-cell office:value-type="float" office:value="273.56" calcext:value-type="float">
            <text:p>273.56</text:p>
          </table:table-cell>
          <table:table-cell office:value-type="float" office:value="10" calcext:value-type="float">
            <text:p>10</text:p>
          </table:table-cell>
          <table:table-cell office:value-type="float" office:value="8102" calcext:value-type="float">
            <text:p>8102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Pogorelov</text:p>
          </table:table-cell>
          <table:table-cell office:value-type="float" office:value="10.95" calcext:value-type="float">
            <text:p>10.95</text:p>
          </table:table-cell>
          <table:table-cell office:value-type="float" office:value="7.31" calcext:value-type="float">
            <text:p>7.31</text:p>
          </table:table-cell>
          <table:table-cell office:value-type="float" office:value="15.1" calcext:value-type="float">
            <text:p>15.1</text:p>
          </table:table-cell>
          <table:table-cell office:value-type="float" office:value="2.06" calcext:value-type="float">
            <text:p>2.06</text:p>
          </table:table-cell>
          <table:table-cell office:value-type="float" office:value="50.79" calcext:value-type="float">
            <text:p>50.79</text:p>
          </table:table-cell>
          <table:table-cell office:value-type="float" office:value="14.21" calcext:value-type="float">
            <text:p>14.21</text:p>
          </table:table-cell>
          <table:table-cell office:value-type="float" office:value="44.6" calcext:value-type="float">
            <text:p>44.6</text:p>
          </table:table-cell>
          <table:table-cell office:value-type="float" office:value="5" calcext:value-type="float">
            <text:p>5</text:p>
          </table:table-cell>
          <table:table-cell office:value-type="float" office:value="53.45" calcext:value-type="float">
            <text:p>53.45</text:p>
          </table:table-cell>
          <table:table-cell office:value-type="float" office:value="287.63" calcext:value-type="float">
            <text:p>287.63</text:p>
          </table:table-cell>
          <table:table-cell office:value-type="float" office:value="11" calcext:value-type="float">
            <text:p>11</text:p>
          </table:table-cell>
          <table:table-cell office:value-type="float" office:value="8084" calcext:value-type="float">
            <text:p>8084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Schoenbeck</text:p>
          </table:table-cell>
          <table:table-cell office:value-type="float" office:value="10.9" calcext:value-type="float">
            <text:p>10.9</text:p>
          </table:table-cell>
          <table:table-cell office:value-type="float" office:value="7.3" calcext:value-type="float">
            <text:p>7.3</text:p>
          </table:table-cell>
          <table:table-cell office:value-type="float" office:value="14.77" calcext:value-type="float">
            <text:p>14.77</text:p>
          </table:table-cell>
          <table:table-cell office:value-type="float" office:value="1.88" calcext:value-type="float">
            <text:p>1.88</text:p>
          </table:table-cell>
          <table:table-cell office:value-type="float" office:value="50.3" calcext:value-type="float">
            <text:p>50.3</text:p>
          </table:table-cell>
          <table:table-cell office:value-type="float" office:value="14.34" calcext:value-type="float">
            <text:p>14.34</text:p>
          </table:table-cell>
          <table:table-cell office:value-type="float" office:value="44.41" calcext:value-type="float">
            <text:p>44.41</text:p>
          </table:table-cell>
          <table:table-cell office:value-type="float" office:value="5" calcext:value-type="float">
            <text:p>5</text:p>
          </table:table-cell>
          <table:table-cell office:value-type="float" office:value="60.89" calcext:value-type="float">
            <text:p>60.89</text:p>
          </table:table-cell>
          <table:table-cell office:value-type="float" office:value="278.82" calcext:value-type="float">
            <text:p>278.82</text:p>
          </table:table-cell>
          <table:table-cell office:value-type="float" office:value="12" calcext:value-type="float">
            <text:p>12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float" office:value="11.14" calcext:value-type="float">
            <text:p>11.14</text:p>
          </table:table-cell>
          <table:table-cell office:value-type="float" office:value="6.99" calcext:value-type="float">
            <text:p>6.99</text:p>
          </table:table-cell>
          <table:table-cell office:value-type="float" office:value="14.91" calcext:value-type="float">
            <text:p>14.91</text:p>
          </table:table-cell>
          <table:table-cell office:value-type="float" office:value="1.94" calcext:value-type="float">
            <text:p>1.94</text:p>
          </table:table-cell>
          <table:table-cell office:value-type="float" office:value="49.41" calcext:value-type="float">
            <text:p>49.41</text:p>
          </table:table-cell>
          <table:table-cell office:value-type="float" office:value="14.37" calcext:value-type="float">
            <text:p>14.37</text:p>
          </table:table-cell>
          <table:table-cell office:value-type="float" office:value="44.83" calcext:value-type="float">
            <text:p>44.83</text:p>
          </table:table-cell>
          <table:table-cell office:value-type="float" office:value="4.6" calcext:value-type="float">
            <text:p>4.6</text:p>
          </table:table-cell>
          <table:table-cell office:value-type="float" office:value="64.55" calcext:value-type="float">
            <text:p>64.55</text:p>
          </table:table-cell>
          <table:table-cell office:value-type="float" office:value="267.09" calcext:value-type="float">
            <text:p>267.09</text:p>
          </table:table-cell>
          <table:table-cell office:value-type="float" office:value="13" calcext:value-type="float">
            <text:p>13</text:p>
          </table:table-cell>
          <table:table-cell office:value-type="float" office:value="8067" calcext:value-type="float">
            <text:p>8067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float" office:value="10.85" calcext:value-type="float">
            <text:p>10.85</text:p>
          </table:table-cell>
          <table:table-cell office:value-type="float" office:value="6.81" calcext:value-type="float">
            <text:p>6.81</text:p>
          </table:table-cell>
          <table:table-cell office:value-type="float" office:value="15.24" calcext:value-type="float">
            <text:p>15.24</text:p>
          </table:table-cell>
          <table:table-cell office:value-type="float" office:value="1.91" calcext:value-type="float">
            <text:p>1.91</text:p>
          </table:table-cell>
          <table:table-cell office:value-type="float" office:value="49.27" calcext:value-type="float">
            <text:p>49.27</text:p>
          </table:table-cell>
          <table:table-cell office:value-type="float" office:value="14.01" calcext:value-type="float">
            <text:p>14.01</text:p>
          </table:table-cell>
          <table:table-cell office:value-type="float" office:value="49.02" calcext:value-type="float">
            <text:p>49.02</text:p>
          </table:table-cell>
          <table:table-cell office:value-type="float" office:value="4.2" calcext:value-type="float">
            <text:p>4.2</text:p>
          </table:table-cell>
          <table:table-cell office:value-type="float" office:value="61.52" calcext:value-type="float">
            <text:p>61.52</text:p>
          </table:table-cell>
          <table:table-cell office:value-type="float" office:value="272.74" calcext:value-type="float">
            <text:p>272.74</text:p>
          </table:table-cell>
          <table:table-cell office:value-type="float" office:value="14" calcext:value-type="float">
            <text:p>14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Averyanov</text:p>
          </table:table-cell>
          <table:table-cell office:value-type="float" office:value="10.55" calcext:value-type="float">
            <text:p>10.55</text:p>
          </table:table-cell>
          <table:table-cell office:value-type="float" office:value="7.34" calcext:value-type="float">
            <text:p>7.34</text:p>
          </table:table-cell>
          <table:table-cell office:value-type="float" office:value="14.44" calcext:value-type="float">
            <text:p>14.44</text:p>
          </table:table-cell>
          <table:table-cell office:value-type="float" office:value="1.94" calcext:value-type="float">
            <text:p>1.94</text:p>
          </table:table-cell>
          <table:table-cell office:value-type="float" office:value="49.72" calcext:value-type="float">
            <text:p>49.72</text:p>
          </table:table-cell>
          <table:table-cell office:value-type="float" office:value="14.39" calcext:value-type="float">
            <text:p>14.39</text:p>
          </table:table-cell>
          <table:table-cell office:value-type="float" office:value="39.88" calcext:value-type="float">
            <text:p>39.88</text:p>
          </table:table-cell>
          <table:table-cell office:value-type="float" office:value="4.8" calcext:value-type="float">
            <text:p>4.8</text:p>
          </table:table-cell>
          <table:table-cell office:value-type="float" office:value="54.51" calcext:value-type="float">
            <text:p>54.51</text:p>
          </table:table-cell>
          <table:table-cell office:value-type="float" office:value="271.02" calcext:value-type="float">
            <text:p>271.02</text:p>
          </table:table-cell>
          <table:table-cell office:value-type="float" office:value="15" calcext:value-type="float">
            <text:p>15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Ojaniemi</text:p>
          </table:table-cell>
          <table:table-cell office:value-type="float" office:value="10.68" calcext:value-type="float">
            <text:p>10.68</text:p>
          </table:table-cell>
          <table:table-cell office:value-type="float" office:value="7.5" calcext:value-type="float">
            <text:p>7.5</text:p>
          </table:table-cell>
          <table:table-cell office:value-type="float" office:value="14.97" calcext:value-type="float">
            <text:p>14.97</text:p>
          </table:table-cell>
          <table:table-cell office:value-type="float" office:value="1.94" calcext:value-type="float">
            <text:p>1.94</text:p>
          </table:table-cell>
          <table:table-cell office:value-type="float" office:value="49.12" calcext:value-type="float">
            <text:p>49.12</text:p>
          </table:table-cell>
          <table:table-cell office:value-type="float" office:value="15.01" calcext:value-type="float">
            <text:p>15.01</text:p>
          </table:table-cell>
          <table:table-cell office:value-type="float" office:value="40.35" calcext:value-type="float">
            <text:p>40.35</text:p>
          </table:table-cell>
          <table:table-cell office:value-type="float" office:value="4.6" calcext:value-type="float">
            <text:p>4.6</text:p>
          </table:table-cell>
          <table:table-cell office:value-type="float" office:value="59.26" calcext:value-type="float">
            <text:p>59.26</text:p>
          </table:table-cell>
          <table:table-cell office:value-type="float" office:value="275.71" calcext:value-type="float">
            <text:p>275.71</text:p>
          </table:table-cell>
          <table:table-cell office:value-type="float" office:value="16" calcext:value-type="float">
            <text:p>16</text:p>
          </table:table-cell>
          <table:table-cell office:value-type="float" office:value="8006" calcext:value-type="float">
            <text:p>8006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Smirnov</text:p>
          </table:table-cell>
          <table:table-cell office:value-type="float" office:value="10.89" calcext:value-type="float">
            <text:p>10.89</text:p>
          </table:table-cell>
          <table:table-cell office:value-type="float" office:value="7.07" calcext:value-type="float">
            <text:p>7.07</text:p>
          </table:table-cell>
          <table:table-cell office:value-type="float" office:value="13.88" calcext:value-type="float">
            <text:p>13.88</text:p>
          </table:table-cell>
          <table:table-cell office:value-type="float" office:value="1.94" calcext:value-type="float">
            <text:p>1.94</text:p>
          </table:table-cell>
          <table:table-cell office:value-type="float" office:value="49.11" calcext:value-type="float">
            <text:p>49.11</text:p>
          </table:table-cell>
          <table:table-cell office:value-type="float" office:value="14.77" calcext:value-type="float">
            <text:p>14.77</text:p>
          </table:table-cell>
          <table:table-cell office:value-type="float" office:value="42.47" calcext:value-type="float">
            <text:p>42.47</text:p>
          </table:table-cell>
          <table:table-cell office:value-type="float" office:value="4.7" calcext:value-type="float">
            <text:p>4.7</text:p>
          </table:table-cell>
          <table:table-cell office:value-type="float" office:value="60.88" calcext:value-type="float">
            <text:p>60.88</text:p>
          </table:table-cell>
          <table:table-cell office:value-type="float" office:value="263.31" calcext:value-type="float">
            <text:p>263.31</text:p>
          </table:table-cell>
          <table:table-cell office:value-type="float" office:value="17" calcext:value-type="float">
            <text:p>17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float" office:value="11.06" calcext:value-type="float">
            <text:p>11.06</text:p>
          </table:table-cell>
          <table:table-cell office:value-type="float" office:value="7.34" calcext:value-type="float">
            <text:p>7.34</text:p>
          </table:table-cell>
          <table:table-cell office:value-type="float" office:value="13.55" calcext:value-type="float">
            <text:p>13.55</text:p>
          </table:table-cell>
          <table:table-cell office:value-type="float" office:value="1.97" calcext:value-type="float">
            <text:p>1.97</text:p>
          </table:table-cell>
          <table:table-cell office:value-type="float" office:value="49.65" calcext:value-type="float">
            <text:p>49.65</text:p>
          </table:table-cell>
          <table:table-cell office:value-type="float" office:value="14.78" calcext:value-type="float">
            <text:p>14.78</text:p>
          </table:table-cell>
          <table:table-cell office:value-type="float" office:value="45.13" calcext:value-type="float">
            <text:p>45.13</text:p>
          </table:table-cell>
          <table:table-cell office:value-type="float" office:value="4.5" calcext:value-type="float">
            <text:p>4.5</text:p>
          </table:table-cell>
          <table:table-cell office:value-type="float" office:value="60.79" calcext:value-type="float">
            <text:p>60.79</text:p>
          </table:table-cell>
          <table:table-cell office:value-type="float" office:value="272.63" calcext:value-type="float">
            <text:p>272.63</text:p>
          </table:table-cell>
          <table:table-cell office:value-type="float" office:value="18" calcext:value-type="float">
            <text:p>18</text:p>
          </table:table-cell>
          <table:table-cell office:value-type="float" office:value="7934" calcext:value-type="float">
            <text:p>7934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Drews</text:p>
          </table:table-cell>
          <table:table-cell office:value-type="float" office:value="10.87" calcext:value-type="float">
            <text:p>10.87</text:p>
          </table:table-cell>
          <table:table-cell office:value-type="float" office:value="7.38" calcext:value-type="float">
            <text:p>7.38</text:p>
          </table:table-cell>
          <table:table-cell office:value-type="float" office:value="13.07" calcext:value-type="float">
            <text:p>13.07</text:p>
          </table:table-cell>
          <table:table-cell office:value-type="float" office:value="1.88" calcext:value-type="float">
            <text:p>1.88</text:p>
          </table:table-cell>
          <table:table-cell office:value-type="float" office:value="48.51" calcext:value-type="float">
            <text:p>48.51</text:p>
          </table:table-cell>
          <table:table-cell office:value-type="float" office:value="14.01" calcext:value-type="float">
            <text:p>14.01</text:p>
          </table:table-cell>
          <table:table-cell office:value-type="float" office:value="40.11" calcext:value-type="float">
            <text:p>40.11</text:p>
          </table:table-cell>
          <table:table-cell office:value-type="float" office:value="5" calcext:value-type="float">
            <text:p>5</text:p>
          </table:table-cell>
          <table:table-cell office:value-type="float" office:value="51.53" calcext:value-type="float">
            <text:p>51.53</text:p>
          </table:table-cell>
          <table:table-cell office:value-type="float" office:value="274.21" calcext:value-type="float">
            <text:p>274.21</text:p>
          </table:table-cell>
          <table:table-cell office:value-type="float" office:value="19" calcext:value-type="float">
            <text:p>19</text:p>
          </table:table-cell>
          <table:table-cell office:value-type="float" office:value="7926" calcext:value-type="float">
            <text:p>7926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Parkhomenko</text:p>
          </table:table-cell>
          <table:table-cell office:value-type="float" office:value="11.14" calcext:value-type="float">
            <text:p>11.14</text:p>
          </table:table-cell>
          <table:table-cell office:value-type="float" office:value="6.61" calcext:value-type="float">
            <text:p>6.61</text:p>
          </table:table-cell>
          <table:table-cell office:value-type="float" office:value="15.69" calcext:value-type="float">
            <text:p>15.69</text:p>
          </table:table-cell>
          <table:table-cell office:value-type="float" office:value="2.03" calcext:value-type="float">
            <text:p>2.03</text:p>
          </table:table-cell>
          <table:table-cell office:value-type="float" office:value="51.04" calcext:value-type="float">
            <text:p>51.04</text:p>
          </table:table-cell>
          <table:table-cell office:value-type="float" office:value="14.88" calcext:value-type="float">
            <text:p>14.88</text:p>
          </table:table-cell>
          <table:table-cell office:value-type="float" office:value="41.9" calcext:value-type="float">
            <text:p>41.9</text:p>
          </table:table-cell>
          <table:table-cell office:value-type="float" office:value="4.8" calcext:value-type="float">
            <text:p>4.8</text:p>
          </table:table-cell>
          <table:table-cell office:value-type="float" office:value="65.82" calcext:value-type="float">
            <text:p>65.82</text:p>
          </table:table-cell>
          <table:table-cell office:value-type="float" office:value="277.94" calcext:value-type="float">
            <text:p>277.94</text:p>
          </table:table-cell>
          <table:table-cell office:value-type="float" office:value="20" calcext:value-type="float">
            <text:p>20</text:p>
          </table:table-cell>
          <table:table-cell office:value-type="float" office:value="7918" calcext:value-type="float">
            <text:p>7918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Terek</text:p>
          </table:table-cell>
          <table:table-cell office:value-type="float" office:value="10.92" calcext:value-type="float">
            <text:p>10.92</text:p>
          </table:table-cell>
          <table:table-cell office:value-type="float" office:value="6.94" calcext:value-type="float">
            <text:p>6.94</text:p>
          </table:table-cell>
          <table:table-cell office:value-type="float" office:value="15.15" calcext:value-type="float">
            <text:p>15.15</text:p>
          </table:table-cell>
          <table:table-cell office:value-type="float" office:value="1.94" calcext:value-type="float">
            <text:p>1.94</text:p>
          </table:table-cell>
          <table:table-cell office:value-type="float" office:value="49.56" calcext:value-type="float">
            <text:p>49.56</text:p>
          </table:table-cell>
          <table:table-cell office:value-type="float" office:value="15.12" calcext:value-type="float">
            <text:p>15.12</text:p>
          </table:table-cell>
          <table:table-cell office:value-type="float" office:value="45.62" calcext:value-type="float">
            <text:p>45.62</text:p>
          </table:table-cell>
          <table:table-cell office:value-type="float" office:value="5.3" calcext:value-type="float">
            <text:p>5.3</text:p>
          </table:table-cell>
          <table:table-cell office:value-type="float" office:value="50.62" calcext:value-type="float">
            <text:p>50.62</text:p>
          </table:table-cell>
          <table:table-cell office:value-type="float" office:value="290.36" calcext:value-type="float">
            <text:p>290.36</text:p>
          </table:table-cell>
          <table:table-cell office:value-type="float" office:value="21" calcext:value-type="float">
            <text:p>21</text:p>
          </table:table-cell>
          <table:table-cell office:value-type="float" office:value="7893" calcext:value-type="float">
            <text:p>7893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Gomez</text:p>
          </table:table-cell>
          <table:table-cell office:value-type="float" office:value="11.08" calcext:value-type="float">
            <text:p>11.08</text:p>
          </table:table-cell>
          <table:table-cell office:value-type="float" office:value="7.26" calcext:value-type="float">
            <text:p>7.26</text:p>
          </table:table-cell>
          <table:table-cell office:value-type="float" office:value="14.57" calcext:value-type="float">
            <text:p>14.57</text:p>
          </table:table-cell>
          <table:table-cell office:value-type="float" office:value="1.85" calcext:value-type="float">
            <text:p>1.85</text:p>
          </table:table-cell>
          <table:table-cell office:value-type="float" office:value="48.61" calcext:value-type="float">
            <text:p>48.61</text:p>
          </table:table-cell>
          <table:table-cell office:value-type="float" office:value="14.41" calcext:value-type="float">
            <text:p>14.41</text:p>
          </table:table-cell>
          <table:table-cell office:value-type="float" office:value="40.95" calcext:value-type="float">
            <text:p>40.95</text:p>
          </table:table-cell>
          <table:table-cell office:value-type="float" office:value="4.4" calcext:value-type="float">
            <text:p>4.4</text:p>
          </table:table-cell>
          <table:table-cell office:value-type="float" office:value="60.71" calcext:value-type="float">
            <text:p>60.71</text:p>
          </table:table-cell>
          <table:table-cell office:value-type="float" office:value="269.7" calcext:value-type="float">
            <text:p>269.7</text:p>
          </table:table-cell>
          <table:table-cell office:value-type="float" office:value="22" calcext:value-type="float">
            <text:p>22</text:p>
          </table:table-cell>
          <table:table-cell office:value-type="float" office:value="7865" calcext:value-type="float">
            <text:p>7865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Turi</text:p>
          </table:table-cell>
          <table:table-cell office:value-type="float" office:value="11.08" calcext:value-type="float">
            <text:p>11.08</text:p>
          </table:table-cell>
          <table:table-cell office:value-type="float" office:value="6.91" calcext:value-type="float">
            <text:p>6.91</text:p>
          </table:table-cell>
          <table:table-cell office:value-type="float" office:value="13.62" calcext:value-type="float">
            <text:p>13.62</text:p>
          </table:table-cell>
          <table:table-cell office:value-type="float" office:value="2.03" calcext:value-type="float">
            <text:p>2.03</text:p>
          </table:table-cell>
          <table:table-cell office:value-type="float" office:value="51.67" calcext:value-type="float">
            <text:p>51.67</text:p>
          </table:table-cell>
          <table:table-cell office:value-type="float" office:value="14.26" calcext:value-type="float">
            <text:p>14.26</text:p>
          </table:table-cell>
          <table:table-cell office:value-type="float" office:value="39.83" calcext:value-type="float">
            <text:p>39.83</text:p>
          </table:table-cell>
          <table:table-cell office:value-type="float" office:value="4.8" calcext:value-type="float">
            <text:p>4.8</text:p>
          </table:table-cell>
          <table:table-cell office:value-type="float" office:value="59.34" calcext:value-type="float">
            <text:p>59.34</text:p>
          </table:table-cell>
          <table:table-cell office:value-type="float" office:value="290.01" calcext:value-type="float">
            <text:p>290.01</text:p>
          </table:table-cell>
          <table:table-cell office:value-type="float" office:value="23" calcext:value-type="float">
            <text:p>23</text:p>
          </table:table-cell>
          <table:table-cell office:value-type="float" office:value="7708" calcext:value-type="float">
            <text:p>7708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Lorenzo</text:p>
          </table:table-cell>
          <table:table-cell office:value-type="float" office:value="11.1" calcext:value-type="float">
            <text:p>11.1</text:p>
          </table:table-cell>
          <table:table-cell office:value-type="float" office:value="7.03" calcext:value-type="float">
            <text:p>7.03</text:p>
          </table:table-cell>
          <table:table-cell office:value-type="float" office:value="13.22" calcext:value-type="float">
            <text:p>13.22</text:p>
          </table:table-cell>
          <table:table-cell office:value-type="float" office:value="1.85" calcext:value-type="float">
            <text:p>1.85</text:p>
          </table:table-cell>
          <table:table-cell office:value-type="float" office:value="49.34" calcext:value-type="float">
            <text:p>49.34</text:p>
          </table:table-cell>
          <table:table-cell office:value-type="float" office:value="15.38" calcext:value-type="float">
            <text:p>15.38</text:p>
          </table:table-cell>
          <table:table-cell office:value-type="float" office:value="40.22" calcext:value-type="float">
            <text:p>40.22</text:p>
          </table:table-cell>
          <table:table-cell office:value-type="float" office:value="4.5" calcext:value-type="float">
            <text:p>4.5</text:p>
          </table:table-cell>
          <table:table-cell office:value-type="float" office:value="58.36" calcext:value-type="float">
            <text:p>58.36</text:p>
          </table:table-cell>
          <table:table-cell office:value-type="float" office:value="263.08" calcext:value-type="float">
            <text:p>263.08</text:p>
          </table:table-cell>
          <table:table-cell office:value-type="float" office:value="24" calcext:value-type="float">
            <text:p>24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Karlivans</text:p>
          </table:table-cell>
          <table:table-cell office:value-type="float" office:value="11.33" calcext:value-type="float">
            <text:p>11.33</text:p>
          </table:table-cell>
          <table:table-cell office:value-type="float" office:value="7.26" calcext:value-type="float">
            <text:p>7.26</text:p>
          </table:table-cell>
          <table:table-cell office:value-type="float" office:value="13.3" calcext:value-type="float">
            <text:p>13.3</text:p>
          </table:table-cell>
          <table:table-cell office:value-type="float" office:value="1.97" calcext:value-type="float">
            <text:p>1.97</text:p>
          </table:table-cell>
          <table:table-cell office:value-type="float" office:value="50.54" calcext:value-type="float">
            <text:p>50.54</text:p>
          </table:table-cell>
          <table:table-cell office:value-type="float" office:value="14.98" calcext:value-type="float">
            <text:p>14.98</text:p>
          </table:table-cell>
          <table:table-cell office:value-type="float" office:value="43.34" calcext:value-type="float">
            <text:p>43.34</text:p>
          </table:table-cell>
          <table:table-cell office:value-type="float" office:value="4.5" calcext:value-type="float">
            <text:p>4.5</text:p>
          </table:table-cell>
          <table:table-cell office:value-type="float" office:value="52.92" calcext:value-type="float">
            <text:p>52.92</text:p>
          </table:table-cell>
          <table:table-cell office:value-type="float" office:value="278.67" calcext:value-type="float">
            <text:p>278.67</text:p>
          </table:table-cell>
          <table:table-cell office:value-type="float" office:value="25" calcext:value-type="float">
            <text:p>25</text:p>
          </table:table-cell>
          <table:table-cell office:value-type="float" office:value="7583" calcext:value-type="float">
            <text:p>7583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Korkizoglou</text:p>
          </table:table-cell>
          <table:table-cell office:value-type="float" office:value="10.86" calcext:value-type="float">
            <text:p>10.86</text:p>
          </table:table-cell>
          <table:table-cell office:value-type="float" office:value="7.07" calcext:value-type="float">
            <text:p>7.07</text:p>
          </table:table-cell>
          <table:table-cell office:value-type="float" office:value="14.81" calcext:value-type="float">
            <text:p>14.81</text:p>
          </table:table-cell>
          <table:table-cell office:value-type="float" office:value="1.94" calcext:value-type="float">
            <text:p>1.94</text:p>
          </table:table-cell>
          <table:table-cell office:value-type="float" office:value="51.16" calcext:value-type="float">
            <text:p>51.16</text:p>
          </table:table-cell>
          <table:table-cell office:value-type="float" office:value="14.96" calcext:value-type="float">
            <text:p>14.96</text:p>
          </table:table-cell>
          <table:table-cell office:value-type="float" office:value="46.07" calcext:value-type="float">
            <text:p>46.07</text:p>
          </table:table-cell>
          <table:table-cell office:value-type="float" office:value="4.7" calcext:value-type="float">
            <text:p>4.7</text:p>
          </table:table-cell>
          <table:table-cell office:value-type="float" office:value="53.05" calcext:value-type="float">
            <text:p>53.05</text:p>
          </table:table-cell>
          <table:table-cell office:value-type="float" office:value="317" calcext:value-type="float">
            <text:p>317</text:p>
          </table:table-cell>
          <table:table-cell office:value-type="float" office:value="26" calcext:value-type="float">
            <text:p>26</text:p>
          </table:table-cell>
          <table:table-cell office:value-type="float" office:value="7573" calcext:value-type="float">
            <text:p>7573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Uldal</text:p>
          </table:table-cell>
          <table:table-cell office:value-type="float" office:value="11.23" calcext:value-type="float">
            <text:p>11.23</text:p>
          </table:table-cell>
          <table:table-cell office:value-type="float" office:value="6.99" calcext:value-type="float">
            <text:p>6.99</text:p>
          </table:table-cell>
          <table:table-cell office:value-type="float" office:value="13.53" calcext:value-type="float">
            <text:p>13.53</text:p>
          </table:table-cell>
          <table:table-cell office:value-type="float" office:value="1.85" calcext:value-type="float">
            <text:p>1.85</text:p>
          </table:table-cell>
          <table:table-cell office:value-type="float" office:value="50.95" calcext:value-type="float">
            <text:p>50.95</text:p>
          </table:table-cell>
          <table:table-cell office:value-type="float" office:value="15.09" calcext:value-type="float">
            <text:p>15.09</text:p>
          </table:table-cell>
          <table:table-cell office:value-type="float" office:value="43.01" calcext:value-type="float">
            <text:p>43.01</text:p>
          </table:table-cell>
          <table:table-cell office:value-type="float" office:value="4.5" calcext:value-type="float">
            <text:p>4.5</text:p>
          </table:table-cell>
          <table:table-cell office:value-type="float" office:value="60" calcext:value-type="float">
            <text:p>60</text:p>
          </table:table-cell>
          <table:table-cell office:value-type="float" office:value="281.7" calcext:value-type="float">
            <text:p>281.7</text:p>
          </table:table-cell>
          <table:table-cell office:value-type="float" office:value="27" calcext:value-type="float">
            <text:p>27</text:p>
          </table:table-cell>
          <table:table-cell office:value-type="float" office:value="7495" calcext:value-type="float">
            <text:p>7495</text:p>
          </table:table-cell>
          <table:table-cell office:value-type="string" calcext:value-type="string">
            <text:p>OlympicG</text:p>
          </table:table-cell>
        </table:table-row>
        <table:table-row table:style-name="ro1">
          <table:table-cell office:value-type="string" calcext:value-type="string">
            <text:p>Casarsa</text:p>
          </table:table-cell>
          <table:table-cell office:value-type="float" office:value="11.36" calcext:value-type="float">
            <text:p>11.36</text:p>
          </table:table-cell>
          <table:table-cell office:value-type="float" office:value="6.68" calcext:value-type="float">
            <text:p>6.68</text:p>
          </table:table-cell>
          <table:table-cell office:value-type="float" office:value="14.92" calcext:value-type="float">
            <text:p>14.92</text:p>
          </table:table-cell>
          <table:table-cell office:value-type="float" office:value="1.94" calcext:value-type="float">
            <text:p>1.94</text:p>
          </table:table-cell>
          <table:table-cell office:value-type="float" office:value="53.2" calcext:value-type="float">
            <text:p>53.2</text:p>
          </table:table-cell>
          <table:table-cell office:value-type="float" office:value="15.39" calcext:value-type="float">
            <text:p>15.39</text:p>
          </table:table-cell>
          <table:table-cell office:value-type="float" office:value="48.66" calcext:value-type="float">
            <text:p>48.66</text:p>
          </table:table-cell>
          <table:table-cell office:value-type="float" office:value="4.4" calcext:value-type="float">
            <text:p>4.4</text:p>
          </table:table-cell>
          <table:table-cell office:value-type="float" office:value="58.62" calcext:value-type="float">
            <text:p>58.62</text:p>
          </table:table-cell>
          <table:table-cell office:value-type="float" office:value="296.12" calcext:value-type="float">
            <text:p>296.12</text:p>
          </table:table-cell>
          <table:table-cell office:value-type="float" office:value="28" calcext:value-type="float">
            <text:p>28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Olympic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87" meta:object-count="0"/>
    <meta:generator>LibreOffice/6.4.7.2$Linux_X86_64 LibreOffice_project/40$Build-2</meta:generator>
  </office:meta>
</office:document-meta>
</file>